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ux (TAEG)</text:p>
          </table:table-cell>
          <table:table-cell table:style-name="ce1" office:value-type="string" calcext:value-type="string">
            <text:p>Années</text:p>
          </table:table-cell>
          <table:table-cell table:style-name="ce1" office:value-type="string" calcext:value-type="string">
            <text:p>Crédit (€)</text:p>
          </table:table-cell>
          <table:table-cell table:style-name="ce1" office:value-type="string" calcext:value-type="string">
            <text:p>Remboursement (€)</text:p>
          </table:table-cell>
          <table:table-cell table:style-name="ce1" office:value-type="string" calcext:value-type="string">
            <text:p>Cumul Remboursement (€)</text:p>
          </table:table-cell>
        </table:table-row>
        <table:table-row table:style-name="ro1">
          <table:table-cell table:style-name="ce2" office:value-type="percentage" office:value="0.03" calcext:value-type="percentage">
            <text:p>3,00 %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,00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D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Remboursement/mois</text:p>
          </table:table-cell>
          <table:table-cell office:value-type="float" office:value="1" calcext:value-type="float">
            <text:p>1</text:p>
          </table:table-cell>
          <table:table-cell table:formula="of:=([.C2]-[.D2])*(1+[.$A$2])" office:value-type="float" office:value="9064" calcext:value-type="float">
            <text:p>9064,00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2]+[.D3]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[.C3]-[.D3])*(1+[.$A$2])" office:value-type="float" office:value="8099.92" calcext:value-type="float">
            <text:p>8099,92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3]+[.D4]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C4]-[.D4])*(1+[.$A$2])" office:value-type="float" office:value="7106.9176" calcext:value-type="float">
            <text:p>7106,92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4]+[.D5]" office:value-type="float" office:value="4800" calcext:value-type="float">
            <text:p>48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C5]-[.D5])*(1+[.$A$2])" office:value-type="float" office:value="6084.125128" calcext:value-type="float">
            <text:p>6084,13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5]+[.D6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C6]-[.D6])*(1+[.$A$2])" office:value-type="float" office:value="5030.64888184" calcext:value-type="float">
            <text:p>5030,65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6]+[.D7]" office:value-type="float" office:value="7200" calcext:value-type="float">
            <text:p>72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C7]-[.D7])*(1+[.$A$2])" office:value-type="float" office:value="3945.5683482952" calcext:value-type="float">
            <text:p>3945,57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7]+[.D8]" office:value-type="float" office:value="8400" calcext:value-type="float">
            <text:p>84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C8]-[.D8])*(1+[.$A$2])" office:value-type="float" office:value="2827.93539874406" calcext:value-type="float">
            <text:p>2827,94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8]+[.D9]" office:value-type="float" office:value="9600" calcext:value-type="float">
            <text:p>96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C9]-[.D9])*(1+[.$A$2])" office:value-type="float" office:value="1676.77346070638" calcext:value-type="float">
            <text:p>1676,77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9]+[.D10]" office:value-type="float" office:value="10800" calcext:value-type="float">
            <text:p>108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C10]-[.D10])*(1+[.$A$2])" office:value-type="float" office:value="491.076664527569" calcext:value-type="float">
            <text:p>491,08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10]+[.D11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C11]-[.D11])*(1+[.$A$2])" office:value-type="float" office:value="-730.191035536604" calcext:value-type="float">
            <text:p>-730,19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11]+[.D12]" office:value-type="float" office:value="13200" calcext:value-type="float">
            <text:p>132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C12]-[.D12])*(1+[.$A$2])" office:value-type="float" office:value="-1988.0967666027" calcext:value-type="float">
            <text:p>-1988,10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12]+[.D13]" office:value-type="float" office:value="14400" calcext:value-type="float">
            <text:p>144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C13]-[.D13])*(1+[.$A$2])" office:value-type="float" office:value="-3283.73966960078" calcext:value-type="float">
            <text:p>-3283,74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13]+[.D14]" office:value-type="float" office:value="15600" calcext:value-type="float">
            <text:p>156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C14]-[.D14])*(1+[.$A$2])" office:value-type="float" office:value="-4618.25185968881" calcext:value-type="float">
            <text:p>-4618,25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14]+[.D15]" office:value-type="float" office:value="16800" calcext:value-type="float">
            <text:p>168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C15]-[.D15])*(1+[.$A$2])" office:value-type="float" office:value="-5992.79941547947" calcext:value-type="float">
            <text:p>-5992,80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15]+[.D16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C16]-[.D16])*(1+[.$A$2])" office:value-type="float" office:value="-7408.58339794386" calcext:value-type="float">
            <text:p>-7408,58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E16]+[.D17]" office:value-type="float" office:value="19200" calcext:value-type="float">
            <text:p>19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22:20:15.085675924</meta:creation-date>
    <dc:date>2023-08-31T22:36:22.151096631</dc:date>
    <meta:editing-duration>PT4M56S</meta:editing-duration>
    <meta:editing-cycles>1</meta:editing-cycles>
    <meta:document-statistic meta:table-count="1" meta:cell-count="72" meta:object-count="0"/>
    <meta:generator>LibreOffice/7.3.7.2$Linux_X86_64 LibreOffice_project/30$Build-2</meta:generator>
  </office:meta>
</office:document-meta>
</file>